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eeeeee" draw:opacity="100%" draw:textarea-horizontal-align="justify" draw:textarea-vertical-align="middle" draw:auto-grow-height="false" fo:min-height="9.275cm" fo:min-width="10.041cm"/>
    </style:style>
    <style:style style:name="gr2" style:family="graphic" style:parent-style-name="standard">
      <style:graphic-properties svg:stroke-color="#000000" draw:fill-color="#cfe7f5" draw:textarea-horizontal-align="justify" draw:textarea-vertical-align="middle" draw:auto-grow-height="false" fo:min-height="1.457cm" fo:min-width="1.20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5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02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gradient" draw:fill-gradient-name="Gradient_20_16" draw:textarea-horizontal-align="justify" draw:textarea-vertical-align="middle" draw:auto-grow-height="false" fo:min-height="6.862cm" fo:min-width="7.2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13cm"/>
    </style:style>
    <style:style style:name="gr10" style:family="graphic" style:parent-style-name="standard">
      <style:graphic-properties svg:stroke-color="#000000" draw:fill="none" draw:fill-color="#eeeeee" draw:opacity="100%" draw:textarea-horizontal-align="justify" draw:textarea-vertical-align="middle" draw:auto-grow-height="false" fo:min-height="1.401cm" fo:min-width="10.0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9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45cm"/>
    </style:style>
    <style:style style:name="P1" style:family="paragraph">
      <loext:graphic-properties draw:fill="none" draw:fill-color="#eeeeee" draw:opacity="100%"/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P7" style:family="paragraph">
      <loext:graphic-properties draw:fill="gradient" draw:fill-gradient-name="Gradient_20_16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41cm" svg:height="9.525cm" svg:x="5.319cm" svg:y="8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413cm" svg:height="2.413cm" svg:x="9.191cm" svg:y="1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3" draw:layer="layout" svg:width="2.979cm" svg:height="0.962cm" svg:x="8.914cm" svg:y="4.528cm">
          <draw:text-box>
            <text:p><text:span text:style-name="T1">Android User</text:span></text:p>
          </draw:text-box>
        </draw:frame>
        <draw:frame draw:style-name="gr4" draw:text-style-name="P3" draw:layer="layout" svg:width="2.852cm" svg:height="1.673cm" svg:x="5.347cm" svg:y="8.732cm">
          <draw:text-box>
            <text:p><text:span text:style-name="T1">Android App</text:span></text:p>
            <text:p><text:span text:style-name="T1">[Container]</text:span></text:p>
          </draw:text-box>
        </draw:frame>
        <draw:frame draw:style-name="gr5" draw:text-style-name="P5" draw:layer="layout" svg:width="12.525cm" svg:height="2.384cm" svg:x="4.1cm" svg:y="6.503cm">
          <draw:text-box>
            <text:p text:style-name="P4"><text:span text:style-name="T1">Get random fruit, cheese, sweet. Get all fruits, cheeses, sweets.</text:span></text:p>
            <text:p text:style-name="P4"><text:span text:style-name="T1">Add new fruit, cheese, sweet.</text:span></text:p>
          </draw:text-box>
        </draw:frame>
        <draw:line draw:style-name="gr6" draw:text-style-name="P6" draw:layer="layout" svg:x1="10.399cm" svg:y1="5.471cm" svg:x2="10.398cm" svg:y2="6.461cm">
          <text:p/>
        </draw:line>
        <draw:line draw:style-name="gr7" draw:text-style-name="P6" draw:layer="layout" svg:x1="10.398cm" svg:y1="7.663cm" svg:x2="10.398cm" svg:y2="9.9cm">
          <text:p/>
        </draw:line>
        <draw:custom-shape draw:style-name="gr8" draw:text-style-name="P7" draw:layer="layout" svg:width="7.747cm" svg:height="7.112cm" svg:x="6.688cm" svg:y="9.90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.613cm" svg:height="1.673cm" svg:x="8.101cm" svg:y="9.921cm">
          <draw:text-box>
            <text:p><text:span text:style-name="T1">Food</text:span></text:p>
            <text:p><text:span text:style-name="T1">[Component: Android]</text:span></text:p>
          </draw:text-box>
        </draw:frame>
        <draw:line draw:style-name="gr7" draw:text-style-name="P6" draw:layer="layout" svg:x1="10.398cm" svg:y1="17.051cm" svg:x2="10.398cm" svg:y2="19.288cm">
          <text:p/>
        </draw:line>
        <draw:custom-shape draw:style-name="gr10" draw:text-style-name="P1" draw:layer="layout" svg:width="10.541cm" svg:height="1.651cm" svg:x="5.345cm" svg:y="19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draw:layer="layout" svg:width="4.596cm" svg:height="1.673cm" svg:x="5.297cm" svg:y="19.293cm">
          <draw:text-box>
            <text:p><text:span text:style-name="T2">RESTful</text:span><text:span text:style-name="T1"> Web Service</text:span></text:p>
            <text:p><text:span text:style-name="T1">[Container]</text:span></text:p>
          </draw:text-box>
        </draw:frame>
        <draw:frame draw:style-name="gr12" draw:text-style-name="P5" draw:layer="layout" svg:width="6.645cm" svg:height="1.199cm" svg:x="7.248cm" svg:y="12.728cm">
          <draw:text-box>
            <text:p text:style-name="P4"><text:span text:style-name="T1">Client application component.</text:span></text:p>
            <text:p text:style-name="P4"><text:span text:style-name="T1">The application main entry poin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6" draw:display-name="Gradient 16" draw:style="linear" draw:start-color="#ffffff" draw:end-color="#ccccc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8:25:21.266950302</meta:creation-date>
    <meta:generator>LibreOffice/5.2.6.2$Linux_X86_64 LibreOffice_project/20$Build-2</meta:generator>
    <dc:date>2017-03-19T19:33:52.491497839</dc:date>
    <meta:editing-duration>PT52M28S</meta:editing-duration>
    <meta:editing-cycles>4</meta:editing-cycles>
    <meta:document-statistic meta:object-count="13"/>
  </office:meta>
</office:document-meta>
</file>